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834" officeooo:paragraph-rsid="0007a834"/>
    </style:style>
    <style:style style:name="P2" style:family="paragraph" style:parent-style-name="Standard">
      <style:text-properties officeooo:paragraph-rsid="0007a834"/>
    </style:style>
    <style:style style:name="P3" style:family="paragraph" style:parent-style-name="Standard">
      <style:text-properties officeooo:rsid="0008b6b9" officeooo:paragraph-rsid="0008b6b9"/>
    </style:style>
    <style:style style:name="P4" style:family="paragraph" style:parent-style-name="Standard">
      <style:text-properties officeooo:rsid="0009fa1e" officeooo:paragraph-rsid="0009fa1e"/>
    </style:style>
    <style:style style:name="P5" style:family="paragraph" style:parent-style-name="Standard">
      <style:text-properties officeooo:rsid="000a00d0" officeooo:paragraph-rsid="000a00d0"/>
    </style:style>
    <style:style style:name="P6" style:family="paragraph" style:parent-style-name="Standard">
      <style:text-properties officeooo:rsid="000a00d0" officeooo:paragraph-rsid="000c1856"/>
    </style:style>
    <style:style style:name="P7" style:family="paragraph" style:parent-style-name="Standard">
      <style:text-properties officeooo:rsid="000b2b54" officeooo:paragraph-rsid="000b2b54"/>
    </style:style>
    <style:style style:name="P8" style:family="paragraph" style:parent-style-name="Standard">
      <style:text-properties officeooo:paragraph-rsid="000b2b54"/>
    </style:style>
    <style:style style:name="P9" style:family="paragraph" style:parent-style-name="Standard">
      <style:text-properties officeooo:paragraph-rsid="000b66ab"/>
    </style:style>
    <style:style style:name="P10" style:family="paragraph" style:parent-style-name="Standard">
      <style:text-properties officeooo:rsid="000c1856" officeooo:paragraph-rsid="000c1856"/>
    </style:style>
    <style:style style:name="P11" style:family="paragraph" style:parent-style-name="Standard">
      <style:text-properties officeooo:rsid="000c1856" officeooo:paragraph-rsid="0017a481"/>
    </style:style>
    <style:style style:name="P12" style:family="paragraph" style:parent-style-name="Standard">
      <style:text-properties officeooo:rsid="000d4b22" officeooo:paragraph-rsid="000d4b22"/>
    </style:style>
    <style:style style:name="P13" style:family="paragraph" style:parent-style-name="Standard">
      <style:text-properties officeooo:paragraph-rsid="000d4b22"/>
    </style:style>
    <style:style style:name="P14" style:family="paragraph" style:parent-style-name="Standard">
      <style:text-properties officeooo:rsid="0035415a" officeooo:paragraph-rsid="002d89f8"/>
    </style:style>
    <style:style style:name="P15" style:family="paragraph" style:parent-style-name="Standard">
      <style:text-properties officeooo:rsid="002af04d" officeooo:paragraph-rsid="002d89f8"/>
    </style:style>
    <style:style style:name="P16" style:family="paragraph" style:parent-style-name="Standard">
      <style:text-properties officeooo:rsid="002af04d" officeooo:paragraph-rsid="002d89f8"/>
    </style:style>
    <style:style style:name="T1" style:family="text">
      <style:text-properties officeooo:rsid="0007a834"/>
    </style:style>
    <style:style style:name="T2" style:family="text">
      <style:text-properties officeooo:rsid="000b66ab"/>
    </style:style>
    <style:style style:name="T3" style:family="text">
      <style:text-properties officeooo:rsid="00269dd2"/>
    </style:style>
    <style:style style:name="T4" style:family="text">
      <style:text-properties officeooo:rsid="0030d990"/>
    </style:style>
    <style:style style:name="T5" style:family="text">
      <style:text-properties officeooo:rsid="0031bf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a xlink:type="simple" xlink:href="https://coderprog.com/linux-learning-environment/" text:style-name="Internet_20_link" text:visited-style-name="Visited_20_Internet_20_Link"><text:span text:style-name="T2">HTTPS://CODERPROG.COM/LINUX-LEARNING-ENVIRONMENT/</text:span></text:a></text:p>
      <text:p text:style-name="P9"/>
      <text:p text:style-name="P12"><text:a xlink:type="simple" xlink:href="https://coderprog.com/searching-in-linux-regular-expressions-for-beginners/" text:style-name="Internet_20_link" text:visited-style-name="Visited_20_Internet_20_Link">HTTPS://CODERPROG.COM/SEARCHING-IN-LINUX-REGULAR-EXPRESSIONS-FOR-BEGINNERS/</text:a></text:p>
      <text:p text:style-name="P13"/>
      <text:p text:style-name="P2"><text:a xlink:type="simple" xlink:href="https://coderprog.com/complete-linux-course-professional/" text:style-name="Internet_20_link" text:visited-style-name="Visited_20_Internet_20_Link"><text:span text:style-name="T1">HTTPS://CODERPROG.COM/COMPLETE-LINUX-COURSE-PROFESSIONAL/</text:span></text:a></text:p>
      <text:p text:style-name="P2"/>
      <text:p text:style-name="P3"><text:a xlink:type="simple" xlink:href="https://coderprog.com/projects-linux-video/" text:style-name="Internet_20_link" text:visited-style-name="Visited_20_Internet_20_Link">HTTPS://CODERPROG.COM/PROJECTS-LINUX-VIDEO/</text:a></text:p>
      <text:p text:style-name="P3"/>
      <text:p text:style-name="P5"><text:a xlink:type="simple" xlink:href="https://coderprog.com/linux-administration-bootcamp/" text:style-name="Internet_20_link" text:visited-style-name="Visited_20_Internet_20_Link">HTTPS://CODERPROG.COM/LINUX-ADMINISTRATION-BOOTCAMP/</text:a></text:p>
      <text:p text:style-name="P5"/>
      <text:p text:style-name="P11"><text:a xlink:type="simple" xlink:href="https://coderprog.com/grep-sed-linux/" text:style-name="Internet_20_link" text:visited-style-name="Visited_20_Internet_20_Link">HTTPS://CODERPROG.COM/GREP-SED-LINUX/</text:a></text:p>
      <text:p text:style-name="P10"/>
      <text:p text:style-name="P10"><text:a xlink:type="simple" xlink:href="https://CODERPROG.COM/LINUX-SHELL-COURSE-FOR-BEGINNERS/" text:style-name="Internet_20_link" text:visited-style-name="Visited_20_Internet_20_Link">HTTPS://CODERPROG.COM/LINUX-SHELL-COURSE-FOR-BEGINNERS/</text:a></text:p>
      <text:p text:style-name="P6"/>
      <text:p text:style-name="P7"><text:a xlink:type="simple" xlink:href="https://coderprog.com/linux-networking-solutions-p1/" text:style-name="Internet_20_link" text:visited-style-name="Visited_20_Internet_20_Link">HTTPS://CODERPROG.COM/LINUX-NETWORKING-SOLUTIONS-P1/</text:a></text:p>
      <text:p text:style-name="P7"/>
      <text:p text:style-name="P7"><text:a xlink:type="simple" xlink:href="https://coderprog.com/linux-networking-solutions-p2/" text:style-name="Internet_20_link" text:visited-style-name="Visited_20_Internet_20_Link">HTTPS://CODERPROG.COM/LINUX-NETWORKING-SOLUTIONS-P2/</text:a></text:p>
      <text:p text:style-name="P8"/>
      <text:p text:style-name="P2"><text:a xlink:type="simple" xlink:href="https://coderprog.com/linux-shells-processes/" text:style-name="Internet_20_link" text:visited-style-name="Visited_20_Internet_20_Link"><text:span text:style-name="T1">HTTPS://CODERPROG.COM/LINUX-SHELLS-PROCESSES/</text:span></text:a></text:p>
      <text:p text:style-name="P1"/>
      <text:p text:style-name="P3"><text:a xlink:type="simple" xlink:href="https://coderprog.com/linux-shell-scripting-video/" text:style-name="Internet_20_link" text:visited-style-name="Visited_20_Internet_20_Link">HTTPS://CODERPROG.COM/LINUX-SHELL-SCRIPTING-VIDEO/</text:a></text:p>
      <text:p text:style-name="P3"/>
      <text:p text:style-name="P4"><text:a xlink:type="simple" xlink:href="https://CODERPROG.COM/WIRELESS-NETWORKS-IOT-MOB-DEVICES-HCKING/" text:style-name="Internet_20_link" text:visited-style-name="Visited_20_Internet_20_Link">HTTPS://CODERPROG.COM/WIRELESS-NETWORKS-IOT-MOB-DEVICES-HCKING/</text:a> <text:span text:style-name="T3">(4 de 4)</text:span></text:p>
      <text:p text:style-name="P4"/>
      <text:p text:style-name="P14"><text:a xlink:type="simple" xlink:href="https://coderprog.com/basics-bind-dns-server/" text:style-name="Internet_20_link" text:visited-style-name="Visited_20_Internet_20_Link">HTTPS://CODERPROG.COM/BASICS-BIND-DNS-SERVER/</text:a><text:span text:style-name="T4">1de1</text:span></text:p>
      <text:p text:style-name="P15"><text:a xlink:type="simple" xlink:href="https://coderprog.com/learn-docker-hands-on/" text:style-name="Internet_20_link" text:visited-style-name="Visited_20_Internet_20_Link">HTTPS://CODERPROG.COM/LEARN-DOCKER-HANDS-ON/</text:a></text:p>
      <text:p text:style-name="P15"><text:span text:style-name="T5">1de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43:05.496109329</meta:creation-date>
    <dc:date>2018-04-24T20:35:04.250508371</dc:date>
    <meta:editing-duration>PT4H42M25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8" meta:character-count="736" meta:non-whitespace-character-count="733"/>
  </office:meta>
</office:document-meta>
</file>